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6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table:style-name="Default" office:value-type="string" calcext:value-type="string">
            <text:p>No Blockers?</text:p>
          </table:table-cell>
          <table:table-cell office:value-type="string" calcext:value-type="string">
            <text:p>Download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/>
          <table:table-cell table:style-name="ce10" table:number-columns-repeated="6"/>
          <table:table-cell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/>
          <table:table-cell table:style-name="ce10" table:number-columns-repeated="3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250" calcext:value-type="float">
            <text:p>2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/>
          <table:table-cell table:style-name="ce7" table:number-columns-repeated="5"/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iRe^ArM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office:value-type="float" office:value="260" calcext:value-type="float">
            <text:p>26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style-name="ce17" office:value-type="string" calcext:value-type="string">
            <text:p>20 with AI, 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G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style-name="Default"/>
          <table:table-cell table:number-columns-repeated="6" table:style-name="ce21"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style-name="ce17" office:value-type="string" calcext:value-type="string">
            <text:p>24 with AI, 330</text:p>
          </table:table-cell>
          <table:table-cell table:number-columns-repeated="6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6-18T09:51:32.564000000</dc:date>
    <meta:editing-duration>P6DT10H16M</meta:editing-duration>
    <meta:editing-cycles>610</meta:editing-cycles>
    <meta:generator>LibreOffice/7.3.4.2$Windows_X86_64 LibreOffice_project/728fec16bd5f605073805c3c9e7c4212a0120dc5</meta:generator>
    <meta:document-statistic meta:table-count="1" meta:cell-count="876" meta:object-count="0"/>
  </office:meta>
</office:document-meta>
</file>